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5" style:family="text">
      <style:text-properties fo:color="#ff3300"/>
    </style:style>
    <style:style style:name="T3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7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8" style:family="text">
      <style:text-properties fo:color="#0033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4"><text:placeholder text:placeholder-type="text">&lt;if test="old_date"&gt;</text:placeholder></text:span><text:span text:style-name="T36"><text:placeholder text:placeholder-type="text">&lt;date_quotation &gt;</text:placeholder></text:span><text:span text:style-name="T34"><text:placeholder text:placeholder-type="text">&lt;/if&gt;</text:placeholder></text:span><text:span text:style-name="T34"><text:placeholder text:placeholder-type="text">&lt;if test="not old_date"&gt;</text:placeholder></text:span><text:span text:style-name="T37"><text:placeholder text:placeholder-type="text">&lt;date_quotation &gt;</text:placeholder></text:span><text:span text:style-name="T34"><text:placeholder text:placeholder-type="text">&lt;/if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5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1:34:09.447775215</dc:date>
    <meta:editing-duration>P7DT19H55M16S</meta:editing-duration>
    <meta:editing-cycles>85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105" meta:non-whitespace-character-count="1907"/>
    <meta:user-defined meta:name="Info 1"/>
    <meta:user-defined meta:name="Info 2"/>
    <meta:user-defined meta:name="Info 3"/>
    <meta:user-defined meta:name="Info 4"/>
  </office:meta>
</office:document-meta>
</file>